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Standard">
      <style:text-properties officeooo:rsid="0005e13b" officeooo:paragraph-rsid="0005e13b"/>
    </style:style>
    <style:style style:name="P5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>
      <style:text-properties officeooo:rsid="0005e13b" officeooo:paragraph-rsid="0005e13b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unosRepository</text:p>
      <text:p text:style-name="P4"/>
      <text:p text:style-name="P5" loext:marker-style-name="T2"><text:span text:style-name="T1">package </text:span><text:span text:style-name="T2">projeto.Mari.Biblioteca.repository;<text:line-break/><text:line-break/></text:span><text:span text:style-name="T1">import </text:span><text:span text:style-name="T2">projeto.Mari.Biblioteca.entity.Alunos;<text:line-break/></text:span><text:span text:style-name="T1">import </text:span><text:span text:style-name="T2">org.springframework.data.repository.ListCrudRepository;<text:line-break/></text:span><text:span text:style-name="T1">import </text:span><text:span text:style-name="T2">org.springframework.stereotype.</text:span><text:span text:style-name="T3">Repository</text:span><text:span text:style-name="T2">;<text:line-break/><text:line-break/></text:span><text:span text:style-name="T3">@Repository<text:line-break/></text:span><text:span text:style-name="T1">public interface </text:span><text:span text:style-name="T2">AlunosRepository </text:span><text:span text:style-name="T1">extends </text:span><text:span text:style-name="T2">ListCrudRepository&lt;Alunos, Long&gt; {<text:line-break/>}<text:line-break/></text:span></text:p>
      <text:p text:style-name="P4"/>
      <text:p text:style-name="P4"/>
      <text:p text:style-name="P11">Seu código define um repositório Spring Data JPA para a entidade <text:span text:style-name="Source_20_Text">Alunos</text:span> usando a interface <text:span text:style-name="Source_20_Text">ListCrudRepository</text:span>. Aqui está o código com uma breve explicação:</text:p>
      <text:p text:style-name="Preformatted_20_Text">java</text:p>
      <text:p text:style-name="Preformatted_20_Text">Copiar código</text:p>
      <text:p text:style-name="P1"><text:span text:style-name="Source_20_Text">package projeto.Mari.Biblioteca.repository;</text:span></text:p>
      <text:p text:style-name="P2"/>
      <text:p text:style-name="P2"><text:span text:style-name="Source_20_Text">import projeto.Mari.Biblioteca.entity.Alunos;</text:span></text:p>
      <text:p text:style-name="P2"><text:span text:style-name="Source_20_Text">import org.springframework.data.repository.ListCrudRepository;</text:span></text:p>
      <text:p text:style-name="P2"><text:span text:style-name="Source_20_Text">import org.springframework.stereotype.Repository;</text:span></text:p>
      <text:p text:style-name="P2"/>
      <text:p text:style-name="P2"><text:span text:style-name="Source_20_Text">@Repository // Anotação que indica que esta interface é um repositório Spring</text:span></text:p>
      <text:p text:style-name="P2"><text:span text:style-name="Source_20_Text">public interface AlunosRepository extends ListCrudRepository&lt;Alunos, Long&gt; {</text:span></text:p>
      <text:p text:style-name="P3"><text:span text:style-name="Source_20_Text">}</text:span></text:p>
      <text:p text:style-name="Text_20_body"><text:span text:style-name="Strong_20_Emphasis">Explicação detalhada:</text:span></text:p>
      <text:list text:style-name="L1">
        <text:list-item>
          <text:p text:style-name="P6"><text:span text:style-name="Strong_20_Emphasis">Pacote e Importações</text:span>:</text:p>
          <text:list>
            <text:list-item>
              <text:p text:style-name="P7"><text:span text:style-name="Source_20_Text">package projeto.Mari.Biblioteca.repository;</text:span>: Define o pacote onde esta interface está localizada.</text:p>
            </text:list-item>
            <text:list-item>
              <text:p text:style-name="P7"><text:span text:style-name="Source_20_Text">import projeto.Mari.Biblioteca.entity.Alunos;</text:span>: Importa a entidade <text:span text:style-name="Source_20_Text">Alunos</text:span>.</text:p>
            </text:list-item>
            <text:list-item>
              <text:p text:style-name="P7"><text:span text:style-name="Source_20_Text">import org.springframework.data.repository.ListCrudRepository;</text:span>: Importa a interface <text:span text:style-name="Source_20_Text">ListCrudRepository</text:span> do Spring Data.</text:p>
            </text:list-item>
            <text:list-item>
              <text:p text:style-name="P7"><text:span text:style-name="Source_20_Text">import org.springframework.stereotype.Repository;</text:span>: Importa a anotação <text:span text:style-name="Source_20_Text">@Repository</text:span> do Spring.</text:p>
            </text:list-item>
          </text:list>
        </text:list-item>
        <text:list-item>
          <text:p text:style-name="P6"><text:span text:style-name="Strong_20_Emphasis">Anotação </text:span><text:span text:style-name="Strong_20_Emphasis"><text:span text:style-name="Source_20_Text">@Repository</text:span></text:span>:</text:p>
          <text:list>
            <text:list-item>
              <text:p text:style-name="P7">Indica que esta interface é um repositório Spring. Isso permite que o Spring a descubra e gerencie como um bean de repositório.</text:p>
            </text:list-item>
          </text:list>
        </text:list-item>
        <text:list-item>
          <text:p text:style-name="P6"><text:span text:style-name="Strong_20_Emphasis">Interface </text:span><text:span text:style-name="Strong_20_Emphasis"><text:span text:style-name="Source_20_Text">AlunosRepository</text:span></text:span>:</text:p>
          <text:list>
            <text:list-item>
              <text:p text:style-name="P6"><text:span text:style-name="Source_20_Text">public interface AlunosRepository extends ListCrudRepository&lt;Alunos, Long&gt;</text:span>: Define a interface <text:span text:style-name="Source_20_Text">AlunosRepository</text:span> que estende <text:span text:style-name="Source_20_Text">ListCrudRepository</text:span>. A entidade gerenciada é <text:span text:style-name="Source_20_Text">Alunos</text:span> e o tipo do ID é <text:span text:style-name="Source_20_Text">Long</text:span>.</text:p>
            </text:list-item>
          </text:list>
        </text:list-item>
      </text:list>
      <text:p text:style-name="Text_20_body"><text:span text:style-name="Strong_20_Emphasis">O que é </text:span><text:span text:style-name="Strong_20_Emphasis"><text:span text:style-name="Source_20_Text">ListCrudRepository</text:span></text:span><text:span text:style-name="Strong_20_Emphasis">?</text:span></text:p>
      <text:list text:style-name="L2">
        <text:list-item>
          <text:p text:style-name="P8"><text:soft-page-break/><text:span text:style-name="Source_20_Text">ListCrudRepository</text:span> é uma interface do Spring Data que fornece métodos CRUD (Create, Read, Update, Delete) para trabalhar com entidades. Ele estende <text:span text:style-name="Source_20_Text">CrudRepository</text:span> e adiciona suporte para listas, tornando-o conveniente para operações que retornam coleções.</text:p>
        </text:list-item>
      </text:list>
      <text:p text:style-name="Text_20_body"><text:span text:style-name="Strong_20_Emphasis">Métodos herdados de </text:span><text:span text:style-name="Strong_20_Emphasis"><text:span text:style-name="Source_20_Text">ListCrudRepository</text:span></text:span>:</text:p>
      <text:list text:style-name="L3">
        <text:list-item>
          <text:p text:style-name="P10"><text:span text:style-name="Source_20_Text">save(S entity)</text:span>: Salva uma entidade.</text:p>
        </text:list-item>
        <text:list-item>
          <text:p text:style-name="P10"><text:span text:style-name="Source_20_Text">saveAll(Iterable&lt;S&gt; entities)</text:span>: Salva todas as entidades fornecidas.</text:p>
        </text:list-item>
        <text:list-item>
          <text:p text:style-name="P10"><text:span text:style-name="Source_20_Text">findById(ID id)</text:span>: Encontra uma entidade pelo seu ID.</text:p>
        </text:list-item>
        <text:list-item>
          <text:p text:style-name="P10"><text:span text:style-name="Source_20_Text">existsById(ID id)</text:span>: Verifica se uma entidade existe pelo seu ID.</text:p>
        </text:list-item>
        <text:list-item>
          <text:p text:style-name="P10"><text:span text:style-name="Source_20_Text">findAll()</text:span>: Retorna todas as entidades.</text:p>
        </text:list-item>
        <text:list-item>
          <text:p text:style-name="P10"><text:span text:style-name="Source_20_Text">findAllById(Iterable&lt;ID&gt; ids)</text:span>: Retorna todas as entidades correspondentes aos IDs fornecidos.</text:p>
        </text:list-item>
        <text:list-item>
          <text:p text:style-name="P10"><text:span text:style-name="Source_20_Text">count()</text:span>: Retorna o número de entidades.</text:p>
        </text:list-item>
        <text:list-item>
          <text:p text:style-name="P10"><text:span text:style-name="Source_20_Text">deleteById(ID id)</text:span>: Deleta uma entidade pelo seu ID.</text:p>
        </text:list-item>
        <text:list-item>
          <text:p text:style-name="P10"><text:span text:style-name="Source_20_Text">delete(T entity)</text:span>: Deleta uma entidade.</text:p>
        </text:list-item>
        <text:list-item>
          <text:p text:style-name="P10"><text:span text:style-name="Source_20_Text">deleteAllById(Iterable&lt;? extends ID&gt; ids)</text:span>: Deleta todas as entidades correspondentes aos IDs fornecidos.</text:p>
        </text:list-item>
        <text:list-item>
          <text:p text:style-name="P10"><text:span text:style-name="Source_20_Text">deleteAll(Iterable&lt;? extends T&gt; entities)</text:span>: Deleta todas as entidades fornecidas.</text:p>
        </text:list-item>
        <text:list-item>
          <text:p text:style-name="P9"><text:span text:style-name="Source_20_Text">deleteAll()</text:span>: Deleta todas as entidades.</text:p>
        </text:list-item>
      </text:list>
      <text:p text:style-name="Text_20_body">Seu código está correto e segue as convenções do Spring Data JPA. Certifique-se de que a entidade <text:span text:style-name="Source_20_Text">Alunos</text:span> esteja devidamente definida e que o projeto esteja configurado para usar Spring Data JPA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17:03:50.709000000</meta:creation-date>
    <dc:date>2024-06-14T17:05:48.203000000</dc:date>
    <meta:editing-duration>PT1M58S</meta:editing-duration>
    <meta:editing-cycles>1</meta:editing-cycles>
    <meta:document-statistic meta:table-count="0" meta:image-count="0" meta:object-count="0" meta:page-count="2" meta:paragraph-count="38" meta:word-count="348" meta:character-count="2869" meta:non-whitespace-character-count="2578"/>
    <meta:generator>LibreOffice/24.2.3.2$Windows_X86_64 LibreOffice_project/433d9c2ded56988e8a90e6b2e771ee4e6a5ab2ba</meta:generator>
  </office:meta>
</office:document-meta>
</file>